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fo:font-size="30pt" style:font-size-asian="30pt" style:font-size-complex="30pt"/>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5" style:family="paragraph" style:parent-style-name="Standard">
      <style:paragraph-properties fo:text-align="start" style:justify-single-word="false"/>
      <style:text-properties fo:font-size="22pt" fo:font-weight="normal" style:font-size-asian="22pt" style:font-weight-asian="normal" style:font-size-complex="22pt" style:font-weight-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Preformatted_20_Text">
      <style:paragraph-properties fo:margin-top="0in" fo:margin-bottom="0in" loext:contextual-spacing="false" fo:widows="1" fo:padding="0in" fo:border="none"/>
      <style:text-properties fo:font-variant="normal" fo:text-transform="none" fo:letter-spacing="normal"/>
    </style:style>
    <style:style style:name="P8" style:family="paragraph" style:parent-style-name="Preformatted_20_Text">
      <style:paragraph-properties fo:margin-top="0in" fo:margin-bottom="0in" loext:contextual-spacing="false" fo:widows="1" fo:padding="0in" fo:border="none"/>
      <style:text-properties fo:font-variant="normal" fo:text-transform="none" style:font-name="Consolas" fo:letter-spacing="normal" fo:font-style="normal" fo:font-weight="normal"/>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Contents_20_5">
      <style:paragraph-properties>
        <style:tab-stops>
          <style:tab-stop style:position="5.9071in" style:type="right" style:leader-style="dotted" style:leader-text="."/>
        </style:tab-stops>
      </style:paragraph-properties>
    </style:style>
    <style:style style:name="P12" style:family="paragraph" style:parent-style-name="Heading_20_3">
      <style:text-properties fo:language="en" fo:country="US"/>
    </style:style>
    <style:style style:name="P13" style:family="paragraph" style:parent-style-name="Heading_20_5">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nsolas" fo:font-style="normal" fo:font-weight="normal"/>
    </style:style>
    <style:style style:name="T5" style:family="text">
      <style:text-properties fo:font-variant="normal" fo:text-transform="none" style:font-name="Times New Roman" fo:letter-spacing="normal" fo:font-style="normal" fo:font-weight="normal"/>
    </style:style>
    <style:style style:name="T6" style:family="text">
      <style:text-properties fo:font-variant="normal" fo:text-transform="none" style:font-name="Times New Roman"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style:font-name="Times New Roman" fo:letter-spacing="normal" fo:font-style="italic" fo:font-weight="normal" style:font-style-asian="italic" style:font-style-complex="italic"/>
    </style:style>
    <style:style style:name="T8" style:family="text">
      <style:text-properties fo:font-variant="normal" fo:text-transform="none" style:font-name="Times New Roman"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style:font-name="Times New Roman" fo:letter-spacing="normal" fo:language="en" fo:country="US" fo:font-style="normal" fo:font-weight="normal" style:font-style-asian="normal" style:font-weight-asian="normal" style:font-style-complex="normal" style:font-weight-complex="normal"/>
    </style:style>
    <style:style style:name="T10" style:family="text">
      <style:text-properties fo:font-variant="normal" fo:text-transform="none" style:font-name="Times New Roman" fo:letter-spacing="normal" fo:language="en" fo:country="US" fo:font-style="italic" fo:font-weight="normal" style:font-style-asian="italic" style:font-weight-asian="normal" style:font-style-complex="italic" style:font-weight-complex="normal"/>
    </style:style>
    <style:style style:name="T11" style:family="text">
      <style:text-properties fo:color="#0b6125"/>
    </style:style>
    <style:style style:name="T12" style:family="text">
      <style:text-properties fo:color="#0b6125" style:font-name="Consolas" fo:font-style="normal" fo:font-weight="normal"/>
    </style:style>
    <style:style style:name="T13" style:family="text">
      <style:text-properties fo:color="#a71d5d" fo:font-style="italic"/>
    </style:style>
    <style:style style:name="T14" style:family="text">
      <style:text-properties fo:color="#a71d5d" style:font-name="Consolas" fo:font-style="italic" fo:font-weight="normal"/>
    </style:style>
    <style:style style:name="T15" style:family="text">
      <style:text-properties fo:color="#693a17" style:font-name="Consolas" fo:font-style="normal" fo:font-weight="normal"/>
    </style:style>
    <style:style style:name="T16" style:family="text">
      <style:text-properties fo:color="#811f24" style:font-name="Consolas" fo:font-style="normal" fo:font-weight="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3">F_</text:p>
      <text:p text:style-name="P6"/>
      <text:p text:style-name="P4">Asynchronous programming made eas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Sam Machiels</text:p>
      <text:p text:style-name="P5">5 November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Preface<text:tab/>3</text:p>
          <text:p text:style-name="P9">Introduction<text:tab/>4</text:p>
          <text:p text:style-name="P10">Asynchronous programming<text:tab/>5</text:p>
          <text:p text:style-name="P10">Separation of concerns<text:tab/>5</text:p>
          <text:p text:style-name="P10">Loosely coupled application logic<text:tab/>5</text:p>
          <text:p text:style-name="P10">Testable code<text:tab/>6</text:p>
          <text:p text:style-name="P10">Problems to solve (conclusion)<text:tab/>6</text:p>
          <text:p text:style-name="P10">Solution to the problems (conclusion)<text:tab/>6</text:p>
          <text:p text:style-name="P10">Why Node.js<text:tab/>6</text:p>
          <text:p text:style-name="P9">Application development<text:tab/>6</text:p>
          <text:p text:style-name="P10">Continuous integration<text:tab/>6</text:p>
          <text:p text:style-name="P11">Integration tests<text:tab/>6</text:p>
          <text:p text:style-name="P11">Travis-ci<text:tab/>7</text:p>
          <text:p text:style-name="P10">Unit tests<text:tab/>7</text:p>
          <text:p text:style-name="P11">Mocha<text:tab/>7</text:p>
          <text:p text:style-name="P10">Code coverage<text:tab/>7</text:p>
          <text:p text:style-name="P11">Istanbul<text:tab/>8</text:p>
          <text:p text:style-name="P11">Coveralls<text:tab/>8</text:p>
          <text:p text:style-name="P10">In-line documentation<text:tab/>8</text:p>
          <text:p text:style-name="P11">JSDOC<text:tab/>8</text:p>
          <text:p text:style-name="P11">Inch-ci<text:tab/>8</text:p>
          <text:p text:style-name="P11">Code quality<text:tab/>8</text:p>
          <text:p text:style-name="P11">Codacy<text:tab/>8</text:p>
          <text:p text:style-name="P11">JSLint<text:tab/>8</text:p>
          <text:p text:style-name="P9">Application realization<text:tab/>8</text:p>
          <text:p text:style-name="P10">Pre-alpha<text:tab/>8</text:p>
          <text:p text:style-name="P10">Alpha<text:tab/>9</text:p>
          <text:p text:style-name="P10">Beta<text:tab/>9</text:p>
          <text:p text:style-name="P10">Release candidates<text:tab/>9</text:p>
          <text:p text:style-name="P11">Candidate 1<text:tab/>9</text:p>
          <text:p text:style-name="P11">Candidate 2<text:tab/>9</text:p>
          <text:p text:style-name="P11">Feedback<text:tab/>9</text:p>
          <text:p text:style-name="P10">Production release<text:tab/>9</text:p>
          <text:p text:style-name="P9">Source code structure<text:tab/>9</text:p>
          <text:p text:style-name="P9">API<text:tab/>9</text:p>
          <text:p text:style-name="P10">getConstructor<text:tab/>10</text:p>
          <text:p text:style-name="P10">instance_modules<text:tab/>10</text:p>
          <text:p text:style-name="P10">methods<text:tab/>10</text:p>
          <text:p text:style-name="P11">next<text:tab/>10</text:p>
          <text:p text:style-name="P11">abort<text:tab/>10</text:p>
          <text:p text:style-name="P11">finish<text:tab/>10</text:p>
          <text:p text:style-name="P11">retryAll<text:tab/>10</text:p>
          <text:p text:style-name="P11">retryThis<text:tab/>10</text:p>
          <text:p text:style-name="P11">retryFrom<text:tab/>10</text:p>
          <text:p text:style-name="P11"><text:soft-page-break/>retryMethod<text:tab/>10</text:p>
          <text:p text:style-name="P9">Flowcharts<text:tab/>10</text:p>
          <text:p text:style-name="P10">getConstructor<text:tab/>10</text:p>
          <text:p text:style-name="P10">next<text:tab/>10</text:p>
          <text:p text:style-name="P10">Simple program<text:tab/>10</text:p>
          <text:p text:style-name="P9">Examples<text:tab/>10</text:p>
          <text:p text:style-name="P10">Minimal<text:tab/>10</text:p>
          <text:p text:style-name="P10">Source code collector<text:tab/>10</text:p>
          <text:p text:style-name="P10">HTTP request handler<text:tab/>10</text:p>
          <text:p text:style-name="P10">Database interface<text:tab/>10</text:p>
          <text:p text:style-name="P9">Project maintenance<text:tab/>11</text:p>
          <text:p text:style-name="P10">Project stability<text:tab/>11</text:p>
          <text:p text:style-name="P10">Future features<text:tab/>11</text:p>
          <text:p text:style-name="P9">Feedback<text:tab/>11</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
      <text:h text:style-name="Heading_20_1" text:outline-level="1"/>
      <text:h text:style-name="Heading_20_1" text:outline-level="1">Preface</text:h>
      <text:p text:style-name="P1">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text:p>
      <text:p text:style-name="P1">@TODO bit long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Heading_20_1" text:outline-level="1">Introduction</text:h>
      <text:p text:style-name="Text_20_body">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text:span text:style-name="T1">shift of focus.</text:span></text:p>
      <text:p text:style-name="Text_20_body">The result of programmers getting to focus more on actually translating an idea to a computer language instead of focussing on how to do the translation, results in growth of usable computational tasks for mankind to <text:span text:style-name="T1">use. A</text:span> way to contribute to this growth of usable computational tasks<text:span text:style-name="T1">,</text:span> is to tackle problems which arose <text:span text:style-name="T1">(or became more important) </text:span>because of new technological advancements. <text:span text:style-name="T1">Some</text:span> example<text:span text:style-name="T1">s are:</text:span> software that <text:span text:style-name="T1">has to </text:span>utilize multiple CPU cores<text:span text:style-name="T1">, </text:span>non blocking application <text:span text:style-name="T1">design and designing modular and loosely coupled applications.</text:span></text:p>
      <text:p text:style-name="Text_20_body">And then there is the <text:span text:style-name="T1">internet, which</text:span> also resulted in huge changes <text:span text:style-name="T1">in</text:span> what programmers have to focus on. Computers ha<text:span text:style-name="T1">ve</text:span> to perform different actions in a different manner, sometimes<text:span text:style-name="T1"> computers aren't even optimized to perform such </text:span>actions<text:span text:style-name="T1">. Let alone giving the computers instructions on how to perform these actions. That's where software comes in, building layers of abstraction so programmers get to focus on actually realizing ideas (again).</text:span></text:p>
      <text:h text:style-name="Heading_20_3" text:outline-level="3">Asynchronous programming</text:h>
      <text:p text:style-name="P1">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1">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3" text:outline-level="3">Separation of concerns</text:h>
      <text:p text:style-name="Text_20_body">In order to keep software source code organized and maintainable it is important to make sure every piece of code is doing just what it needs to do, and nothing more. This results in code that is easy to <text:soft-page-break/>read and understand. Take for example a username validator, which could be written in a single function called <text:span text:style-name="T3">isValidUsername</text:span>.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 <text:span text:style-name="T3">hasForbiddenCharacters</text:span> and <text:span text:style-name="T3">isRequiredLength</text:span>, in for example an <text:span text:style-name="T3">username_validator</text:span> module, it would become a lot easier to <text:s/>look at the <text:span text:style-name="T3">username_validator</text:span> module source code and quickly grasp what is going on.<text:span text:style-name="T1"> </text:span>Separating concerns can bring problems of its own, this will be discussed in the chapter: Loosely coupled application logic.</text:p>
      <text:h text:style-name="Heading_20_3" text:outline-level="3">Loosely coupled application logic</text:h>
      <text:p text:style-name="Text_20_body">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Text_20_body">In order to overcome this problem, the application logic has to be coupled loosely. This can be done by implementing APIs. The 20 pieces of code that are dependant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3" text:outline-level="3">Testable code</text:h>
      <text:p text:style-name="Text_20_body">@TODO</text:p>
      <text:p text:style-name="Text_20_body">Code which SEEMS to work is not enough</text:p>
      <text:p text:style-name="Text_20_body">Real world also has at the time unknown variables</text:p>
      <text:h text:style-name="Heading_20_3" text:outline-level="3"><text:span text:style-name="T1">Problems</text:span> to solve<text:span text:style-name="T1"> (conclusion)</text:span></text:h>
      <text:p text:style-name="P1">@TODO</text:p>
      <text:p text:style-name="P1">Make it easy for programmers to write async, separated, loose, testable software.</text:p>
      <text:h text:style-name="Heading_20_3" text:outline-level="3">Solution to the problems<text:span text:style-name="T1"> (conclusion)</text:span></text:h>
      <text:p text:style-name="P1">@TODO</text:p>
      <text:p text:style-name="P1">In order to solve the problems described above, f_ was created. I was writing code, was hard to focus on translating idea, since I had to focus on async, loose etc..</text:p>
      <text:p text:style-name="P1"/>
      <text:h text:style-name="Heading_20_3" text:outline-level="3">Why Node.js</text:h>
      <text:p text:style-name="Text_20_body">@TODO</text:p>
      <text:p text:style-name="P1">Node.js was chosen as a target platform because of it's design model. It's a common practice to <text:soft-page-break/>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bad practice to fill up the event loop with every event (computational task) the software has to handle. When events are put in the background (perhaps to run on a different CPU core) the main event loop won't get filled up as quickly. This will mean the main event loop is still able to handle events and put more events in the background. @HERE</text:p>
      <text:h text:style-name="Heading_20_1" text:outline-level="1">Application development</text:h>
      <text:p text:style-name="P1">In order to build and maintain this project a set of development tools are used, like code linters and hosted code coverage services. These tools will be discussed in this chapter.</text:p>
      <text:h text:style-name="Heading_20_3" text:outline-level="3">Continuous integration</text:h>
      <text:p text:style-name="P1">All metrics, know whats going on with all tools.</text:p>
      <text:h text:style-name="Heading_20_5" text:outline-level="5">Integration tests</text:h>
      <text:p text:style-name="P1">@TODO finish</text:p>
      <text:p text:style-name="P1">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When testing software, it's important to take things like these in account. A client won't pay if your software runs on your computer and not on theirs. That's where integration tests come in, testing whether everything integrates nicely in common (computer) setups.</text:p>
      <text:h text:style-name="Heading_20_5" text:outline-level="5">Travis-ci</text:h>
      <text:p text:style-name="P1">Travis-ci is a (free for open source projects) hosted continuous integration service. Travis-ci builds application according to which language/environment is used. If I'd for example wanted Travis-ci to build a C application for me, I'd instruct Travis-ci run the <text:span text:style-name="T3">make</text:span> file. Every time an update is made to the remotely hosted repository, Travis-ci will download the latest source code and tries to build the application.</text:p>
      <text:h text:style-name="Heading_20_3" text:outline-level="3">Unit tests</text:h>
      <text:p text:style-name="P1">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5" text:outline-level="5">Mocha</text:h>
      <text:p text:style-name="Text_20_body"><text:span text:style-name="T1">Mocha is an open source JavaScript testing framework which works together nicely with other tools </text:span><text:soft-page-break/><text:span text:style-name="T1">like code linters and code-coverage information collectors. It offers a simple API with which test suites can be described. When written correctly, test code looks a lot like English. Take for example some tests which would be written for a custom math library/module called </text:span><text:span text:style-name="T2">mather</text:span><text:span text:style-name="T1">.</text:span></text:p>
      <text:p text:style-name="P8">describe(<text:span text:style-name="T11">'mather (custom math library)'</text:span>, <text:span text:style-name="T13">function</text:span> (){</text:p>
      <text:p text:style-name="P7"><text:s text:c="2"/><text:span text:style-name="T4">describe(</text:span><text:span text:style-name="T12">'.add'</text:span><text:span text:style-name="T4">, </text:span><text:span text:style-name="T14">function</text:span><text:span text:style-name="T4"> (){</text:span></text:p>
      <text:p text:style-name="P7"><text:s text:c="4"/><text:span text:style-name="T4">it(</text:span><text:span text:style-name="T12">'adds argument1 and argument2 together'</text:span><text:span text:style-name="T4">, </text:span><text:span text:style-name="T14">function</text:span><text:span text:style-name="T4"> () {</text:span></text:p>
      <text:p text:style-name="P7"><text:s text:c="6"/><text:span text:style-name="T4">assert.equal(mather.</text:span><text:span text:style-name="T15">add</text:span><text:span text:style-name="T4">(</text:span><text:span text:style-name="T16">3</text:span><text:span text:style-name="T4">, </text:span><text:span text:style-name="T16">5</text:span><text:span text:style-name="T4">), </text:span><text:span text:style-name="T16">8</text:span><text:span text:style-name="T4">);</text:span></text:p>
      <text:p text:style-name="P7"><text:s text:c="4"/><text:span text:style-name="T4">});</text:span></text:p>
      <text:p text:style-name="P7"><text:s text:c="2"/><text:span text:style-name="T4">});</text:span></text:p>
      <text:p text:style-name="P7"><text:s text:c="2"/><text:span text:style-name="T4">describe(</text:span><text:span text:style-name="T12">'.mul'</text:span><text:span text:style-name="T4">, </text:span><text:span text:style-name="T14">function</text:span><text:span text:style-name="T4"> () {</text:span></text:p>
      <text:p text:style-name="P7"><text:s text:c="4"/><text:span text:style-name="T4">it(</text:span><text:span text:style-name="T12">'multiplies argument1 with argument2'</text:span><text:span text:style-name="T4">, </text:span><text:span text:style-name="T14">function</text:span><text:span text:style-name="T4"> () {</text:span></text:p>
      <text:p text:style-name="P7"><text:s text:c="6"/><text:span text:style-name="T4">assert.equal(mather.mul(</text:span><text:span text:style-name="T16">3</text:span><text:span text:style-name="T4">, </text:span><text:span text:style-name="T16">5</text:span><text:span text:style-name="T4">), </text:span><text:span text:style-name="T16">15</text:span><text:span text:style-name="T4">);</text:span></text:p>
      <text:p text:style-name="P7"><text:s text:c="4"/><text:span text:style-name="T4">});</text:span></text:p>
      <text:p text:style-name="P7"><text:s text:c="2"/><text:span text:style-name="T4">});</text:span></text:p>
      <text:p text:style-name="P8">});<text:line-break/></text:p>
      <text:p text:style-name="Text_20_body"><text:span text:style-name="T5">If I'd for example made some changes to </text:span><text:span text:style-name="T7">mather </text:span><text:span text:style-name="T6">its </text:span><text:span text:style-name="T8">mul </text:span><text:span text:style-name="T6">method which would result in a different return value when 3 and 5 are passed as arguments, it'd be clear that I broke my code by running </text:span><text:span text:style-name="T9">the</text:span><text:span text:style-name="T6"> tests. Since the </text:span><text:span text:style-name="T9">assertion, calling </text:span><text:span text:style-name="T10">mather.mul</text:span><text:span text:style-name="T6"> </text:span><text:span text:style-name="T9">with the arguments 3 and 5 </text:span><text:span text:style-name="T6">should equal 15</text:span><text:span text:style-name="T9">,</text:span><text:span text:style-name="T6"> was specified in the test function its body.</text:span></text:p>
      <text:h text:style-name="Heading_20_3" text:outline-level="3">Code coverage</text:h>
      <text:p text:style-name="Text_20_body">@TODO</text:p>
      <text:p text:style-name="P1">Why code coverage, no dead code, less side effects, ensure whether everything is tested.</text:p>
      <text:h text:style-name="Heading_20_5" text:outline-level="5">Istanbul</text:h>
      <text:p text:style-name="P1">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Also, Istanbul provides a browser based interface in which it's easy to view code coverage information for every file in the software its source code.</text:p>
      <text:h text:style-name="Heading_20_5" text:outline-level="5">Coveralls</text:h>
      <text:p text:style-name="P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3" text:outline-level="3">In-line documentation</text:h>
      <text:p text:style-name="Text_20_body">@TODO</text:p>
      <text:h text:style-name="Heading_20_5" text:outline-level="5">JSDOC</text:h>
      <text:p text:style-name="Text_20_body">@TODO</text:p>
      <text:h text:style-name="Heading_20_5" text:outline-level="5">Inch-ci</text:h>
      <text:p text:style-name="Text_20_body">@TODO</text:p>
      <text:h text:style-name="Heading_20_3" text:outline-level="3"><text:soft-page-break/>Code quality</text:h>
      <text:p text:style-name="Text_20_body">@TODO</text:p>
      <text:h text:style-name="Heading_20_5" text:outline-level="5">Codacy</text:h>
      <text:p text:style-name="Text_20_body">@TODO</text:p>
      <text:h text:style-name="P13" text:outline-level="5">Code climate</text:h>
      <text:p text:style-name="Text_20_body">@TODO</text:p>
      <text:h text:style-name="Heading_20_5" text:outline-level="5">JSLint</text:h>
      <text:p text:style-name="Text_20_body">@TODO</text:p>
      <text:p text:style-name="P1"/>
      <text:h text:style-name="Heading_20_1" text:outline-level="1">Application realization</text:h>
      <text:p text:style-name="P1">@TODO\</text:p>
      <text:h text:style-name="Heading_20_3" text:outline-level="3">Pre-alpha</text:h>
      <text:p text:style-name="Text_20_body">@TODO</text:p>
      <text:p text:style-name="P1">Struggle with existing software/libraries</text:p>
      <text:p text:style-name="P1">First code samples with 'function_flow'</text:p>
      <text:h text:style-name="Heading_20_3" text:outline-level="3">Alpha</text:h>
      <text:p text:style-name="Text_20_body">@TODO</text:p>
      <text:h text:style-name="Heading_20_3" text:outline-level="3">Beta</text:h>
      <text:p text:style-name="Text_20_body">@TODO</text:p>
      <text:h text:style-name="Heading_20_3" text:outline-level="3">Release candidates</text:h>
      <text:h text:style-name="Heading_20_5" text:outline-level="5">Candidate 1</text:h>
      <text:p text:style-name="Text_20_body">@TODO</text:p>
      <text:p text:style-name="P1">Namespaced</text:p>
      <text:p text:style-name="P1">Console Log heavy by default</text:p>
      <text:h text:style-name="Heading_20_5" text:outline-level="5">Candidate 2</text:h>
      <text:p text:style-name="Text_20_body">@TODO</text:p>
      <text:p text:style-name="P1">Prefixed</text:p>
      <text:p text:style-name="P1">Better events</text:p>
      <text:h text:style-name="Heading_20_5" text:outline-level="5"><text:soft-page-break/>Feedback</text:h>
      <text:p text:style-name="Text_20_body">@TODO</text:p>
      <text:p text:style-name="P1">Speed</text:p>
      <text:h text:style-name="Heading_20_3" text:outline-level="3">Production release</text:h>
      <text:p text:style-name="Text_20_body">@TODO</text:p>
      <text:h text:style-name="Heading_20_1" text:outline-level="1">Source code structure</text:h>
      <text:h text:style-name="Heading_20_1" text:outline-level="1">API</text:h>
      <text:p text:style-name="P1">@TODO all</text:p>
      <text:h text:style-name="P12" text:outline-level="3">getConstructor</text:h>
      <text:h text:style-name="P12" text:outline-level="3">instance_modules</text:h>
      <text:h text:style-name="P12" text:outline-level="3">methods</text:h>
      <text:h text:style-name="P13" text:outline-level="5">next</text:h>
      <text:h text:style-name="P13" text:outline-level="5">abort</text:h>
      <text:h text:style-name="P13" text:outline-level="5">finish</text:h>
      <text:h text:style-name="P13" text:outline-level="5">retryAll</text:h>
      <text:h text:style-name="P13" text:outline-level="5">retryThis</text:h>
      <text:h text:style-name="P13" text:outline-level="5">retryFrom</text:h>
      <text:h text:style-name="P13" text:outline-level="5">retryMethod</text:h>
      <text:p text:style-name="P1"/>
      <text:h text:style-name="Heading_20_1" text:outline-level="1">Flowcharts</text:h>
      <text:p text:style-name="P1">@TODO all</text:p>
      <text:h text:style-name="P12" text:outline-level="3"><text:soft-page-break/>getConstructor</text:h>
      <text:h text:style-name="P12" text:outline-level="3">next</text:h>
      <text:h text:style-name="P12" text:outline-level="3">Simple program</text:h>
      <text:p text:style-name="P1"/>
      <text:h text:style-name="Heading_20_1" text:outline-level="1">Examples</text:h>
      <text:p text:style-name="P1">@TODO all</text:p>
      <text:h text:style-name="P12" text:outline-level="3">Minimal</text:h>
      <text:h text:style-name="P12" text:outline-level="3">Source code collector</text:h>
      <text:h text:style-name="P12" text:outline-level="3">HTTP request handler</text:h>
      <text:h text:style-name="P12" text:outline-level="3">Database interface</text:h>
      <text:p text:style-name="P1"/>
      <text:p text:style-name="P1"/>
      <text:h text:style-name="Heading_20_1" text:outline-level="1">Project maintenance</text:h>
      <text:p text:style-name="P1">@TODO all</text:p>
      <text:h text:style-name="P12" text:outline-level="3">Project stability</text:h>
      <text:h text:style-name="P12" text:outline-level="3">Future features</text:h>
      <text:p text:style-name="P1"/>
      <text:h text:style-name="Heading_20_1" text:outline-level="1">Feedback</text:h>
      <text:p text:style-name="P1">@TODO 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ucida Console', 'DejaVu Sans Mono', Monaco, 'Courier New', monospace"/>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7" style:display-name="Contents 7" style:family="paragraph" style:parent-style-name="Index" style:class="index">
      <style:paragraph-properties fo:margin-left="0.7874in" fo:margin-right="0in" fo:text-indent="0in" style:auto-text-indent="false">
        <style:tab-stops>
          <style:tab-stop style:position="5.513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8:12:19.378414768</meta:creation-date>
    <meta:editing-duration>P0D</meta:editing-duration>
    <meta:editing-cycles>1</meta:editing-cycles>
    <meta:generator>LibreOffice/5.0.2.2$Linux_x86 LibreOffice_project/00m0$Build-2</meta:generator>
    <meta:document-statistic meta:table-count="0" meta:image-count="0" meta:object-count="0" meta:page-count="11" meta:paragraph-count="192" meta:word-count="2035" meta:character-count="12445" meta:non-whitespace-character-count="10564"/>
  </office:meta>
</office:document-meta>
</file>